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5cm" svg:height="9.5cm" svg:x="4.5cm" svg:y="5cm">
          <text:p/>
        </draw:rect>
        <draw:frame draw:style-name="gr2" draw:layer="layout" svg:width="12.211cm" svg:height="0.963cm" svg:x="4.5cm" svg:y="5cm">
          <draw:text-box>
            <text:p>построить тестовую программу для нее</text:p>
          </draw:text-box>
        </draw:frame>
        <draw:rect draw:style-name="gr3" draw:text-style-name="P1" draw:layer="layout" svg:width="5.5cm" svg:height="2.5cm" svg:x="8cm" svg:y="9cm">
          <text:p text:style-name="P1">генерация по p</text:p>
        </draw:rect>
        <draw:frame draw:style-name="gr2" draw:layer="layout" svg:width="5.98cm" svg:height="2.387cm" svg:x="10.8cm" svg:y="2.5cm">
          <draw:text-box>
            <text:p>формализованная<text:line-break/>тестовая ситуация</text:p>
            <text:p>s</text:p>
          </draw:text-box>
        </draw:frame>
        <draw:frame draw:style-name="gr2" draw:layer="layout" svg:width="3.707cm" svg:height="1.675cm" svg:x="11cm" svg:y="12.037cm">
          <draw:text-box>
            <text:p>тестовая<text:line-break/>программа</text:p>
          </draw:text-box>
        </draw:frame>
        <draw:line draw:style-name="gr4" draw:text-style-name="P1" draw:layer="layout" svg:x1="10.7cm" svg:y1="2.5cm" svg:x2="10.7cm" svg:y2="9cm">
          <text:p/>
        </draw:line>
        <draw:frame draw:style-name="gr2" draw:layer="layout" svg:width="5.696cm" svg:height="2.387cm" svg:x="10.72cm" svg:y="6.1cm">
          <draw:text-box>
            <text:p>тестовый шаблон</text:p>
            <text:p>или иная форма</text:p>
            <text:p>p</text:p>
          </draw:text-box>
        </draw:frame>
        <draw:line draw:style-name="gr4" draw:text-style-name="P1" draw:layer="layout" svg:x1="10.7cm" svg:y1="11.5cm" svg:x2="10.7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9T12:27:42.47</meta:creation-date>
    <dc:date>2010-09-06T15:54:58.49</dc:date>
    <dc:creator>Ivan Ivanov</dc:creator>
    <meta:editing-duration>PT00H22M17S</meta:editing-duration>
    <meta:editing-cycles>7</meta:editing-cycles>
    <meta:generator>OpenOffice.org/3.2$Win32 OpenOffice.org_project/320m12$Build-9483</meta:generator>
    <meta:document-statistic meta:object-count="8"/>
  </office:meta>
</office:document-meta>
</file>